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end"/>
    </style:style>
    <style:style style:name="P2" style:parent-style-name="Standard" style:family="paragraph">
      <style:paragraph-properties fo:text-align="end"/>
    </style:style>
    <style:style style:name="P3" style:parent-style-name="Standard" style:family="paragraph">
      <style:paragraph-properties fo:text-align="end"/>
    </style:style>
    <style:style style:name="P4" style:parent-style-name="Standard" style:family="paragraph">
      <style:paragraph-properties fo:text-align="end"/>
    </style:style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</office:automatic-styles>
  <office:body>
    <office:text text:use-soft-page-breaks="true">
      <text:p text:style-name="P1">Jonathan Rile</text:p>
      <text:p text:style-name="P2">CS440 Final Project</text:p>
      <text:p text:style-name="P3">Due May 3, 2013</text:p>
      <text:p text:style-name="P4"/>
      <text:p text:style-name="Standard">“Journal” of mine that I kept while doing this project:</text:p>
      <text:p text:style-name="Standard"/>
      <text:list text:style-name="LFO1" text:continue-numbering="true">
        <text:list-item>
          <text:p text:style-name="P5">Pig can be very annoying. One space in the wrong spot and it will freak out<text:s/>without giving you much of an explanation.</text:p>
        </text:list-item>
        <text:list-item>
          <text:p text:style-name="P6">I looked at what would be needed to do this in another language (Java and Python), and after seeing that I would still much rather work with Pig. It takes care of all the annoying work, for instance, if I did this<text:s/>in Java or Python, I would have to chain map/reduces to each other which just does not sound like fun. So I'm gonna suck it up and get it to work in Pig.</text:p>
        </text:list-item>
        <text:list-item>
          <text:p text:style-name="P7">IOException reason – null. Oh, thanks for the useful information.</text:p>
        </text:list-item>
        <text:list-item>
          <text:p text:style-name="P8">Did I mention Pig can be annoying?<text:s/>Joins not working, no reason as to why.</text:p>
        </text:list-item>
        <text:list-item>
          <text:p text:style-name="P9">Groups in Pig can be tricky. The syntax is pretty simple, but it can become a mess of bags/tuples very quickly.</text:p>
        </text:list-item>
        <text:list-item>
          <text:p text:style-name="P10">Joins not working turned out to be an error caused by me (regular expression was wrong).</text:p>
        </text:list-item>
        <text:list-item>
          <text:p text:style-name="P11">Sometimes 'illustrate' won't work, but 'dump' will?</text:p>
        </text:list-item>
        <text:list-item>
          <text:p text:style-name="P12">Inconsistent when overwriting variable names it seems.</text:p>
        </text:list-item>
      </text:list>
      <text:p text:style-name="Standard"/>
      <text:p text:style-name="Standard"/>
      <text:p text:style-name="Standard"/>
      <text:p text:style-name="Standard"/>
      <text:p text:style-name="Standard"><text:tab/>Overall, even with how much Pig frustrated me it was obviously the easiest and simplest way to go once I got it to work properly. The entire script I wrote is<text:s/>only about 60 lines, including spacing. And that 60 lines analyzes thousands of files, so that's pretty neat.</text:p>
      <text:p text:style-name="Standard"><text:tab/>At one point I thought the join wasn't working because there were duplicate 'stn' and 'wban' values, so that's why I concatenated them together to make them unique. That probably wasn't the problem, but it still works anyway.</text:p>
      <text:p text:style-name="Standard"><text:tab/>In my script, I forgot to filter out only US states, so I also got data for Canadian provinces and other non-US states.<text:s/></text:p>
      <text:p text:style-name="Standard"><text:tab/>After I had my data, it was incredibly simple to<text:s/>import into Excel. Excel took care of everything for me, and I was able to filter out the US states and analyze those statistics.</text:p>
      <text:p text:style-name="Standard"/>
      <text:p text:style-name="Standard"/>
      <text:p text:style-name="Standard">Other notes:</text:p>
      <text:p text:style-name="Standard"><text:tab/>With 15 extra large servers running the script, the runtime was a little over an hour. The output file is about 1.5 MB, which would of course be smaller if it was only US states. I stored both the output and the excel spreadsheet in my S3 bucket, ‘cs440-jrile’. I can also email these to you if you would lik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nathan Rile</meta:initial-creator>
    <dc:creator>Jonathan</dc:creator>
    <meta:creation-date>2013-05-01T14:40:00Z</meta:creation-date>
    <dc:date>2013-05-03T15:01:00Z</dc:date>
    <meta:template xlink:href="Normal" xlink:type="simple"/>
    <meta:editing-cycles>3</meta:editing-cycles>
    <meta:editing-duration>PT2460S</meta:editing-duration>
    <meta:document-statistic meta:page-count="1" meta:paragraph-count="4" meta:word-count="324" meta:character-count="2170" meta:row-count="15" meta:non-whitespace-character-count="1850"/>
  </office:meta>
</office:document-meta>
</file>